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W</text:p>
          </table:table-cell>
          <table:table-cell table:number-columns-repeated="3"/>
          <table:table-cell office:value-type="string" calcext:value-type="string">
            <text:p>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Derived 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3.97142857" calcext:value-type="float">
            <text:p>2313.97142857</text:p>
          </table:table-cell>
          <table:table-cell office:value-type="float" office:value="1178036.41667" calcext:value-type="float">
            <text:p>1178036.41667</text:p>
          </table:table-cell>
          <table:table-cell/>
          <table:table-cell table:formula="of:=[.A3]/[.C3]*1000000000" office:value-type="float" office:value="5093.22115606615" calcext:value-type="float">
            <text:p>5093.22115606615</text:p>
          </table:table-cell>
          <table:table-cell table:formula="of:=[.A3]/[.B3]*1000" office:value-type="float" office:value="2.59294472088962" calcext:value-type="float">
            <text:p>2.59294472088962</text:p>
          </table:table-cell>
          <table:table-cell/>
          <table:table-cell table:formula="of:=([.A3]/[.B3]-[.C3]/1000000000)*1000" office:value-type="float" office:value="1.41490830421962" calcext:value-type="float">
            <text:p>1.414908304219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89.55352113" calcext:value-type="float">
            <text:p>4889.55352113</text:p>
          </table:table-cell>
          <table:table-cell office:value-type="float" office:value="2158367.18669" calcext:value-type="float">
            <text:p>2158367.18669</text:p>
          </table:table-cell>
          <table:table-cell/>
          <table:table-cell table:formula="of:=[.A4]/[.C4]*1000000000" office:value-type="float" office:value="11119.5167105953" calcext:value-type="float">
            <text:p>11119.5167105953</text:p>
          </table:table-cell>
          <table:table-cell table:formula="of:=[.A4]/[.B4]*1000" office:value-type="float" office:value="4.90842362115171" calcext:value-type="float">
            <text:p>4.90842362115171</text:p>
          </table:table-cell>
          <table:table-cell/>
          <table:table-cell table:formula="of:=([.A4]/[.B4]-[.C4]/1000000000)*1000" office:value-type="float" office:value="2.75005643446171" calcext:value-type="float">
            <text:p>2.75005643446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14.67605634" calcext:value-type="float">
            <text:p>5714.67605634</text:p>
          </table:table-cell>
          <table:table-cell office:value-type="float" office:value="4166118.55634" calcext:value-type="float">
            <text:p>4166118.55634</text:p>
          </table:table-cell>
          <table:table-cell/>
          <table:table-cell table:formula="of:=[.A5]/[.C5]*1000000000" office:value-type="float" office:value="11521.515614805" calcext:value-type="float">
            <text:p>11521.515614805</text:p>
          </table:table-cell>
          <table:table-cell table:formula="of:=[.A5]/[.B5]*1000" office:value-type="float" office:value="8.39942623637391" calcext:value-type="float">
            <text:p>8.39942623637391</text:p>
          </table:table-cell>
          <table:table-cell/>
          <table:table-cell table:formula="of:=([.A5]/[.B5]-[.C5]/1000000000)*1000" office:value-type="float" office:value="4.23330768003391" calcext:value-type="float">
            <text:p>4.233307680033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50.63354199" calcext:value-type="float">
            <text:p>5950.63354199</text:p>
          </table:table-cell>
          <table:table-cell office:value-type="float" office:value="7616747.50711" calcext:value-type="float">
            <text:p>7616747.50711</text:p>
          </table:table-cell>
          <table:table-cell/>
          <table:table-cell table:formula="of:=[.A6]/[.C6]*1000000000" office:value-type="float" office:value="9452.85371909601" calcext:value-type="float">
            <text:p>9452.85371909601</text:p>
          </table:table-cell>
          <table:table-cell table:formula="of:=[.A6]/[.B6]*1000" office:value-type="float" office:value="12.0995520043269" calcext:value-type="float">
            <text:p>12.0995520043269</text:p>
          </table:table-cell>
          <table:table-cell/>
          <table:table-cell table:formula="of:=([.A6]/[.B6]-[.C6]/1000000000)*1000" office:value-type="float" office:value="4.4828044972169" calcext:value-type="float">
            <text:p>4.48280449721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76.22204509" calcext:value-type="float">
            <text:p>5976.22204509</text:p>
          </table:table-cell>
          <table:table-cell office:value-type="float" office:value="11147086.0037" calcext:value-type="float">
            <text:p>11147086.0037</text:p>
          </table:table-cell>
          <table:table-cell/>
          <table:table-cell table:formula="of:=[.A7]/[.C7]*1000000000" office:value-type="float" office:value="8612.11620401378" calcext:value-type="float">
            <text:p>8612.11620401378</text:p>
          </table:table-cell>
          <table:table-cell table:formula="of:=[.A7]/[.B7]*1000" office:value-type="float" office:value="16.0636601645136" calcext:value-type="float">
            <text:p>16.0636601645136</text:p>
          </table:table-cell>
          <table:table-cell/>
          <table:table-cell table:formula="of:=([.A7]/[.B7]-[.C7]/1000000000)*1000" office:value-type="float" office:value="4.91657416081356" calcext:value-type="float">
            <text:p>4.916574160813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96.21643193" calcext:value-type="float">
            <text:p>6096.21643193</text:p>
          </table:table-cell>
          <table:table-cell office:value-type="float" office:value="14723350.5382" calcext:value-type="float">
            <text:p>14723350.5382</text:p>
          </table:table-cell>
          <table:table-cell/>
          <table:table-cell table:formula="of:=[.A8]/[.C8]*1000000000" office:value-type="float" office:value="8150.31875310296" calcext:value-type="float">
            <text:p>8150.31875310296</text:p>
          </table:table-cell>
          <table:table-cell table:formula="of:=[.A8]/[.B8]*1000" office:value-type="float" office:value="19.6843404987197" calcext:value-type="float">
            <text:p>19.6843404987197</text:p>
          </table:table-cell>
          <table:table-cell/>
          <table:table-cell table:formula="of:=([.A8]/[.B8]-[.C8]/1000000000)*1000" office:value-type="float" office:value="4.96098996051967" calcext:value-type="float">
            <text:p>4.960989960519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79.23977197" calcext:value-type="float">
            <text:p>6079.23977197</text:p>
          </table:table-cell>
          <table:table-cell office:value-type="float" office:value="18664432.8852" calcext:value-type="float">
            <text:p>18664432.8852</text:p>
          </table:table-cell>
          <table:table-cell/>
          <table:table-cell table:formula="of:=[.A9]/[.C9]*1000000000" office:value-type="float" office:value="7715.20896915036" calcext:value-type="float">
            <text:p>7715.20896915036</text:p>
          </table:table-cell>
          <table:table-cell table:formula="of:=[.A9]/[.B9]*1000" office:value-type="float" office:value="23.6871723112405" calcext:value-type="float">
            <text:p>23.6871723112405</text:p>
          </table:table-cell>
          <table:table-cell/>
          <table:table-cell table:formula="of:=([.A9]/[.B9]-[.C9]/1000000000)*1000" office:value-type="float" office:value="5.02273942604053" calcext:value-type="float">
            <text:p>5.022739426040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41.18665325" calcext:value-type="float">
            <text:p>6141.18665325</text:p>
          </table:table-cell>
          <table:table-cell office:value-type="float" office:value="22401962.0563" calcext:value-type="float">
            <text:p>22401962.0563</text:p>
          </table:table-cell>
          <table:table-cell/>
          <table:table-cell table:formula="of:=[.A10]/[.C10]*1000000000" office:value-type="float" office:value="7499.34311904408" calcext:value-type="float">
            <text:p>7499.34311904408</text:p>
          </table:table-cell>
          <table:table-cell table:formula="of:=[.A10]/[.B10]*1000" office:value-type="float" office:value="27.3562764797406" calcext:value-type="float">
            <text:p>27.3562764797406</text:p>
          </table:table-cell>
          <table:table-cell/>
          <table:table-cell table:formula="of:=([.A10]/[.B10]-[.C10]/1000000000)*1000" office:value-type="float" office:value="4.95431442344062" calcext:value-type="float">
            <text:p>4.954314423440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014.07691818" calcext:value-type="float">
            <text:p>6014.07691818</text:p>
          </table:table-cell>
          <table:table-cell office:value-type="float" office:value="26548058.1854" calcext:value-type="float">
            <text:p>26548058.1854</text:p>
          </table:table-cell>
          <table:table-cell/>
          <table:table-cell table:formula="of:=[.A11]/[.C11]*1000000000" office:value-type="float" office:value="7232.16736452648" calcext:value-type="float">
            <text:p>7232.16736452648</text:p>
          </table:table-cell>
          <table:table-cell table:formula="of:=[.A11]/[.B11]*1000" office:value-type="float" office:value="31.9250988326408" calcext:value-type="float">
            <text:p>31.9250988326408</text:p>
          </table:table-cell>
          <table:table-cell/>
          <table:table-cell table:formula="of:=([.A11]/[.B11]-[.C11]/1000000000)*1000" office:value-type="float" office:value="5.37704064724075" calcext:value-type="float">
            <text:p>5.3770406472407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6.00663984" calcext:value-type="float">
            <text:p>2116.00663984</text:p>
          </table:table-cell>
          <table:table-cell office:value-type="float" office:value="1275357.53176" calcext:value-type="float">
            <text:p>1275357.53176</text:p>
          </table:table-cell>
          <table:table-cell/>
          <table:table-cell table:formula="of:=[.A15]/[.C15]*1000000000" office:value-type="float" office:value="4704.56311315304" calcext:value-type="float">
            <text:p>4704.56311315304</text:p>
          </table:table-cell>
          <table:table-cell table:formula="of:=[.A15]/[.B15]*1000" office:value-type="float" office:value="2.83552985469539" calcext:value-type="float">
            <text:p>2.83552985469539</text:p>
          </table:table-cell>
          <table:table-cell/>
          <table:table-cell table:formula="of:=([.A15]/[.B15]-[.C15]/1000000000)*1000" office:value-type="float" office:value="1.56017232293539" calcext:value-type="float">
            <text:p>1.560172322935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70.57149564" calcext:value-type="float">
            <text:p>5370.57149564</text:p>
          </table:table-cell>
          <table:table-cell office:value-type="float" office:value="1910502.99433" calcext:value-type="float">
            <text:p>1910502.99433</text:p>
          </table:table-cell>
          <table:table-cell/>
          <table:table-cell table:formula="of:=[.A16]/[.C16]*1000000000" office:value-type="float" office:value="12562.1368148741" calcext:value-type="float">
            <text:p>12562.1368148741</text:p>
          </table:table-cell>
          <table:table-cell table:formula="of:=[.A16]/[.B16]*1000" office:value-type="float" office:value="4.46879815667364" calcext:value-type="float">
            <text:p>4.46879815667364</text:p>
          </table:table-cell>
          <table:table-cell/>
          <table:table-cell table:formula="of:=([.A16]/[.B16]-[.C16]/1000000000)*1000" office:value-type="float" office:value="2.55829516234364" calcext:value-type="float">
            <text:p>2.558295162343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68.69483568" calcext:value-type="float">
            <text:p>6468.69483568</text:p>
          </table:table-cell>
          <table:table-cell office:value-type="float" office:value="3157708.25822" calcext:value-type="float">
            <text:p>3157708.25822</text:p>
          </table:table-cell>
          <table:table-cell/>
          <table:table-cell table:formula="of:=[.A17]/[.C17]*1000000000" office:value-type="float" office:value="15200.8976367746" calcext:value-type="float">
            <text:p>15200.8976367746</text:p>
          </table:table-cell>
          <table:table-cell table:formula="of:=[.A17]/[.B17]*1000" office:value-type="float" office:value="7.42035313449041" calcext:value-type="float">
            <text:p>7.42035313449041</text:p>
          </table:table-cell>
          <table:table-cell/>
          <table:table-cell table:formula="of:=([.A17]/[.B17]-[.C17]/1000000000)*1000" office:value-type="float" office:value="4.26264487627041" calcext:value-type="float">
            <text:p>4.262644876270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56.25425889" calcext:value-type="float">
            <text:p>7156.25425889</text:p>
          </table:table-cell>
          <table:table-cell office:value-type="float" office:value="4441370.01365" calcext:value-type="float">
            <text:p>4441370.01365</text:p>
          </table:table-cell>
          <table:table-cell/>
          <table:table-cell table:formula="of:=[.A18]/[.C18]*1000000000" office:value-type="float" office:value="16211.2140575356" calcext:value-type="float">
            <text:p>16211.2140575356</text:p>
          </table:table-cell>
          <table:table-cell table:formula="of:=[.A18]/[.B18]*1000" office:value-type="float" office:value="10.0611293835119" calcext:value-type="float">
            <text:p>10.0611293835119</text:p>
          </table:table-cell>
          <table:table-cell/>
          <table:table-cell table:formula="of:=([.A18]/[.B18]-[.C18]/1000000000)*1000" office:value-type="float" office:value="5.61975936986185" calcext:value-type="float">
            <text:p>5.619759369861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76.98859826" calcext:value-type="float">
            <text:p>7276.98859826</text:p>
          </table:table-cell>
          <table:table-cell office:value-type="float" office:value="5825271.70057" calcext:value-type="float">
            <text:p>5825271.70057</text:p>
          </table:table-cell>
          <table:table-cell/>
          <table:table-cell table:formula="of:=[.A19]/[.C19]*1000000000" office:value-type="float" office:value="16479.9180080487" calcext:value-type="float">
            <text:p>16479.9180080487</text:p>
          </table:table-cell>
          <table:table-cell table:formula="of:=[.A19]/[.B19]*1000" office:value-type="float" office:value="13.1922702232836" calcext:value-type="float">
            <text:p>13.1922702232836</text:p>
          </table:table-cell>
          <table:table-cell/>
          <table:table-cell table:formula="of:=([.A19]/[.B19]-[.C19]/1000000000)*1000" office:value-type="float" office:value="7.36699852271365" calcext:value-type="float">
            <text:p>7.366998522713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30.92018779" calcext:value-type="float">
            <text:p>7830.92018779</text:p>
          </table:table-cell>
          <table:table-cell office:value-type="float" office:value="7033521.80986" calcext:value-type="float">
            <text:p>7033521.80986</text:p>
          </table:table-cell>
          <table:table-cell/>
          <table:table-cell table:formula="of:=[.A20]/[.C20]*1000000000" office:value-type="float" office:value="17061.1541762445" calcext:value-type="float">
            <text:p>17061.1541762445</text:p>
          </table:table-cell>
          <table:table-cell table:formula="of:=[.A20]/[.B20]*1000" office:value-type="float" office:value="15.3238696248117" calcext:value-type="float">
            <text:p>15.3238696248117</text:p>
          </table:table-cell>
          <table:table-cell/>
          <table:table-cell table:formula="of:=([.A20]/[.B20]-[.C20]/1000000000)*1000" office:value-type="float" office:value="8.29034781495171" calcext:value-type="float">
            <text:p>8.290347814951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781.48873239" calcext:value-type="float">
            <text:p>7781.48873239</text:p>
          </table:table-cell>
          <table:table-cell office:value-type="float" office:value="9251948.94463" calcext:value-type="float">
            <text:p>9251948.94463</text:p>
          </table:table-cell>
          <table:table-cell/>
          <table:table-cell table:formula="of:=[.A21]/[.C21]*1000000000" office:value-type="float" office:value="15564.2882231403" calcext:value-type="float">
            <text:p>15564.2882231403</text:p>
          </table:table-cell>
          <table:table-cell table:formula="of:=[.A21]/[.B21]*1000" office:value-type="float" office:value="18.5054563403283" calcext:value-type="float">
            <text:p>18.5054563403283</text:p>
          </table:table-cell>
          <table:table-cell/>
          <table:table-cell table:formula="of:=([.A21]/[.B21]-[.C21]/1000000000)*1000" office:value-type="float" office:value="9.25350739569833" calcext:value-type="float">
            <text:p>9.253507395698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684.99530516" calcext:value-type="float">
            <text:p>7684.99530516</text:p>
          </table:table-cell>
          <table:table-cell office:value-type="float" office:value="11468204.3568" calcext:value-type="float">
            <text:p>11468204.3568</text:p>
          </table:table-cell>
          <table:table-cell/>
          <table:table-cell table:formula="of:=[.A22]/[.C22]*1000000000" office:value-type="float" office:value="14649.1983202571" calcext:value-type="float">
            <text:p>14649.1983202571</text:p>
          </table:table-cell>
          <table:table-cell table:formula="of:=[.A22]/[.B22]*1000" office:value-type="float" office:value="21.8607810843031" calcext:value-type="float">
            <text:p>21.8607810843031</text:p>
          </table:table-cell>
          <table:table-cell/>
          <table:table-cell table:formula="of:=([.A22]/[.B22]-[.C22]/1000000000)*1000" office:value-type="float" office:value="10.3925767275031" calcext:value-type="float">
            <text:p>10.39257672750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563.8544601" calcext:value-type="float">
            <text:p>7563.8544601</text:p>
          </table:table-cell>
          <table:table-cell office:value-type="float" office:value="13264032.2981" calcext:value-type="float">
            <text:p>13264032.2981</text:p>
          </table:table-cell>
          <table:table-cell/>
          <table:table-cell table:formula="of:=[.A23]/[.C23]*1000000000" office:value-type="float" office:value="14475.2361638552" calcext:value-type="float">
            <text:p>14475.2361638552</text:p>
          </table:table-cell>
          <table:table-cell table:formula="of:=[.A23]/[.B23]*1000" office:value-type="float" office:value="25.3838834436618" calcext:value-type="float">
            <text:p>25.3838834436618</text:p>
          </table:table-cell>
          <table:table-cell/>
          <table:table-cell table:formula="of:=([.A23]/[.B23]-[.C23]/1000000000)*1000" office:value-type="float" office:value="12.1198511455618" calcext:value-type="float">
            <text:p>12.119851145561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9.22065727" calcext:value-type="float">
            <text:p>2159.22065727</text:p>
          </table:table-cell>
          <table:table-cell office:value-type="float" office:value="1258602.91784" calcext:value-type="float">
            <text:p>1258602.91784</text:p>
          </table:table-cell>
          <table:table-cell/>
          <table:table-cell table:formula="of:=[.A28]/[.C28]*1000000000" office:value-type="float" office:value="4767.19060074732" calcext:value-type="float">
            <text:p>4767.19060074732</text:p>
          </table:table-cell>
          <table:table-cell table:formula="of:=[.A28]/[.B28]*1000" office:value-type="float" office:value="2.77878038068887" calcext:value-type="float">
            <text:p>2.77878038068887</text:p>
          </table:table-cell>
          <table:table-cell/>
          <table:table-cell table:formula="of:=([.A28]/[.B28]-[.C28]/1000000000)*1000" office:value-type="float" office:value="1.52017746284887" calcext:value-type="float">
            <text:p>1.52017746284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92.47726358" calcext:value-type="float">
            <text:p>5592.47726358</text:p>
          </table:table-cell>
          <table:table-cell office:value-type="float" office:value="1860934.56338" calcext:value-type="float">
            <text:p>1860934.56338</text:p>
          </table:table-cell>
          <table:table-cell/>
          <table:table-cell table:formula="of:=[.A29]/[.C29]*1000000000" office:value-type="float" office:value="12896.7457922911" calcext:value-type="float">
            <text:p>12896.7457922911</text:p>
          </table:table-cell>
          <table:table-cell table:formula="of:=[.A29]/[.B29]*1000" office:value-type="float" office:value="4.29147922626269" calcext:value-type="float">
            <text:p>4.29147922626269</text:p>
          </table:table-cell>
          <table:table-cell/>
          <table:table-cell table:formula="of:=([.A29]/[.B29]-[.C29]/1000000000)*1000" office:value-type="float" office:value="2.43054466288269" calcext:value-type="float">
            <text:p>2.43054466288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73.96163649" calcext:value-type="float">
            <text:p>7073.96163649</text:p>
          </table:table-cell>
          <table:table-cell office:value-type="float" office:value="2836568.99822" calcext:value-type="float">
            <text:p>2836568.99822</text:p>
          </table:table-cell>
          <table:table-cell/>
          <table:table-cell table:formula="of:=[.A30]/[.C30]*1000000000" office:value-type="float" office:value="16921.8517265474" calcext:value-type="float">
            <text:p>16921.8517265474</text:p>
          </table:table-cell>
          <table:table-cell table:formula="of:=[.A30]/[.B30]*1000" office:value-type="float" office:value="6.78544816420816" calcext:value-type="float">
            <text:p>6.78544816420816</text:p>
          </table:table-cell>
          <table:table-cell/>
          <table:table-cell table:formula="of:=([.A30]/[.B30]-[.C30]/1000000000)*1000" office:value-type="float" office:value="3.94887916598816" calcext:value-type="float">
            <text:p>3.948879165988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32.14258887" calcext:value-type="float">
            <text:p>7732.14258887</text:p>
          </table:table-cell>
          <table:table-cell office:value-type="float" office:value="3646932.28283" calcext:value-type="float">
            <text:p>3646932.28283</text:p>
          </table:table-cell>
          <table:table-cell/>
          <table:table-cell table:formula="of:=[.A31]/[.C31]*1000000000" office:value-type="float" office:value="19742.6204865335" calcext:value-type="float">
            <text:p>19742.6204865335</text:p>
          </table:table-cell>
          <table:table-cell table:formula="of:=[.A31]/[.B31]*1000" office:value-type="float" office:value="9.31177861407265" calcext:value-type="float">
            <text:p>9.31177861407265</text:p>
          </table:table-cell>
          <table:table-cell/>
          <table:table-cell table:formula="of:=([.A31]/[.B31]-[.C31]/1000000000)*1000" office:value-type="float" office:value="5.66484633124265" calcext:value-type="float">
            <text:p>5.664846331242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49.64245473" calcext:value-type="float">
            <text:p>8049.64245473</text:p>
          </table:table-cell>
          <table:table-cell office:value-type="float" office:value="5354960.37478" calcext:value-type="float">
            <text:p>5354960.37478</text:p>
          </table:table-cell>
          <table:table-cell/>
          <table:table-cell table:formula="of:=[.A32]/[.C32]*1000000000" office:value-type="float" office:value="17927.3035244344" calcext:value-type="float">
            <text:p>17927.3035244344</text:p>
          </table:table-cell>
          <table:table-cell table:formula="of:=[.A32]/[.B32]*1000" office:value-type="float" office:value="11.9259955382975" calcext:value-type="float">
            <text:p>11.9259955382975</text:p>
          </table:table-cell>
          <table:table-cell/>
          <table:table-cell table:formula="of:=([.A32]/[.B32]-[.C32]/1000000000)*1000" office:value-type="float" office:value="6.57103516351748" calcext:value-type="float">
            <text:p>6.571035163517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87.2" calcext:value-type="float">
            <text:p>7987.2</text:p>
          </table:table-cell>
          <table:table-cell office:value-type="float" office:value="5557545.30161" calcext:value-type="float">
            <text:p>5557545.30161</text:p>
          </table:table-cell>
          <table:table-cell/>
          <table:table-cell table:formula="of:=[.A33]/[.C33]*1000000000" office:value-type="float" office:value="21592.2666370774" calcext:value-type="float">
            <text:p>21592.2666370774</text:p>
          </table:table-cell>
          <table:table-cell table:formula="of:=[.A33]/[.B33]*1000" office:value-type="float" office:value="15.0240384615385" calcext:value-type="float">
            <text:p>15.0240384615385</text:p>
          </table:table-cell>
          <table:table-cell/>
          <table:table-cell table:formula="of:=([.A33]/[.B33]-[.C33]/1000000000)*1000" office:value-type="float" office:value="9.46649315992846" calcext:value-type="float">
            <text:p>9.466493159928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315.96713615" calcext:value-type="float">
            <text:p>8315.96713615</text:p>
          </table:table-cell>
          <table:table-cell office:value-type="float" office:value="6636040.33803" calcext:value-type="float">
            <text:p>6636040.33803</text:p>
          </table:table-cell>
          <table:table-cell/>
          <table:table-cell table:formula="of:=[.A34]/[.C34]*1000000000" office:value-type="float" office:value="21699.6872630145" calcext:value-type="float">
            <text:p>21699.6872630145</text:p>
          </table:table-cell>
          <table:table-cell table:formula="of:=[.A34]/[.B34]*1000" office:value-type="float" office:value="17.3160857471434" calcext:value-type="float">
            <text:p>17.3160857471434</text:p>
          </table:table-cell>
          <table:table-cell/>
          <table:table-cell table:formula="of:=([.A34]/[.B34]-[.C34]/1000000000)*1000" office:value-type="float" office:value="10.6800454091134" calcext:value-type="float">
            <text:p>10.68004540911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03.16431925" calcext:value-type="float">
            <text:p>8503.16431925</text:p>
          </table:table-cell>
          <table:table-cell office:value-type="float" office:value="7474518.53052" calcext:value-type="float">
            <text:p>7474518.53052</text:p>
          </table:table-cell>
          <table:table-cell/>
          <table:table-cell table:formula="of:=[.A35]/[.C35]*1000000000" office:value-type="float" office:value="22476.3641047944" calcext:value-type="float">
            <text:p>22476.3641047944</text:p>
          </table:table-cell>
          <table:table-cell table:formula="of:=[.A35]/[.B35]*1000" office:value-type="float" office:value="19.7573507570201" calcext:value-type="float">
            <text:p>19.7573507570201</text:p>
          </table:table-cell>
          <table:table-cell/>
          <table:table-cell table:formula="of:=([.A35]/[.B35]-[.C35]/1000000000)*1000" office:value-type="float" office:value="12.2828322265001" calcext:value-type="float">
            <text:p>12.2828322265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478.53521127" calcext:value-type="float">
            <text:p>8478.53521127</text:p>
          </table:table-cell>
          <table:table-cell office:value-type="float" office:value="9379980.30517" calcext:value-type="float">
            <text:p>9379980.30517</text:p>
          </table:table-cell>
          <table:table-cell/>
          <table:table-cell table:formula="of:=[.A36]/[.C36]*1000000000" office:value-type="float" office:value="20469.1261338976" calcext:value-type="float">
            <text:p>20469.1261338976</text:p>
          </table:table-cell>
          <table:table-cell table:formula="of:=[.A36]/[.B36]*1000" office:value-type="float" office:value="22.6454210799038" calcext:value-type="float">
            <text:p>22.6454210799038</text:p>
          </table:table-cell>
          <table:table-cell/>
          <table:table-cell table:formula="of:=([.A36]/[.B36]-[.C36]/1000000000)*1000" office:value-type="float" office:value="13.2654407747338" calcext:value-type="float">
            <text:p>13.265440774733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0.35720993" calcext:value-type="float">
            <text:p>2180.35720993</text:p>
          </table:table-cell>
          <table:table-cell office:value-type="float" office:value="1230821.94772" calcext:value-type="float">
            <text:p>1230821.94772</text:p>
          </table:table-cell>
          <table:table-cell/>
          <table:table-cell table:formula="of:=[.A40]/[.C40]*1000000000" office:value-type="float" office:value="4874.79120039623" calcext:value-type="float">
            <text:p>4874.79120039623</text:p>
          </table:table-cell>
          <table:table-cell table:formula="of:=[.A40]/[.B40]*1000" office:value-type="float" office:value="2.75184266718967" calcext:value-type="float">
            <text:p>2.75184266718967</text:p>
          </table:table-cell>
          <table:table-cell/>
          <table:table-cell table:formula="of:=([.A40]/[.B40]-[.C40]/1000000000)*1000" office:value-type="float" office:value="1.52102071946967" calcext:value-type="float">
            <text:p>1.521020719469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62.03635144" calcext:value-type="float">
            <text:p>5562.03635144</text:p>
          </table:table-cell>
          <table:table-cell office:value-type="float" office:value="1926981.44212" calcext:value-type="float">
            <text:p>1926981.44212</text:p>
          </table:table-cell>
          <table:table-cell/>
          <table:table-cell table:formula="of:=[.A41]/[.C41]*1000000000" office:value-type="float" office:value="12454.7125755378" calcext:value-type="float">
            <text:p>12454.7125755378</text:p>
          </table:table-cell>
          <table:table-cell table:formula="of:=[.A41]/[.B41]*1000" office:value-type="float" office:value="4.31496640502654" calcext:value-type="float">
            <text:p>4.31496640502654</text:p>
          </table:table-cell>
          <table:table-cell/>
          <table:table-cell table:formula="of:=([.A41]/[.B41]-[.C41]/1000000000)*1000" office:value-type="float" office:value="2.38798496290654" calcext:value-type="float">
            <text:p>2.387984962906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99.90415828" calcext:value-type="float">
            <text:p>7199.90415828</text:p>
          </table:table-cell>
          <table:table-cell office:value-type="float" office:value="2854895.35215" calcext:value-type="float">
            <text:p>2854895.35215</text:p>
          </table:table-cell>
          <table:table-cell/>
          <table:table-cell table:formula="of:=[.A42]/[.C42]*1000000000" office:value-type="float" office:value="16813.2257330734" calcext:value-type="float">
            <text:p>16813.2257330734</text:p>
          </table:table-cell>
          <table:table-cell table:formula="of:=[.A42]/[.B42]*1000" office:value-type="float" office:value="6.6667554101813" calcext:value-type="float">
            <text:p>6.6667554101813</text:p>
          </table:table-cell>
          <table:table-cell/>
          <table:table-cell table:formula="of:=([.A42]/[.B42]-[.C42]/1000000000)*1000" office:value-type="float" office:value="3.8118600580313" calcext:value-type="float">
            <text:p>3.811860058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04.07511737" calcext:value-type="float">
            <text:p>7704.07511737</text:p>
          </table:table-cell>
          <table:table-cell office:value-type="float" office:value="3697761.38498" calcext:value-type="float">
            <text:p>3697761.38498</text:p>
          </table:table-cell>
          <table:table-cell/>
          <table:table-cell table:formula="of:=[.A43]/[.C43]*1000000000" office:value-type="float" office:value="19471.2401650518" calcext:value-type="float">
            <text:p>19471.2401650518</text:p>
          </table:table-cell>
          <table:table-cell table:formula="of:=[.A43]/[.B43]*1000" office:value-type="float" office:value="9.34570326782836" calcext:value-type="float">
            <text:p>9.34570326782836</text:p>
          </table:table-cell>
          <table:table-cell/>
          <table:table-cell table:formula="of:=([.A43]/[.B43]-[.C43]/1000000000)*1000" office:value-type="float" office:value="5.64794188284836" calcext:value-type="float">
            <text:p>5.647941882848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22.1075788" calcext:value-type="float">
            <text:p>8222.1075788</text:p>
          </table:table-cell>
          <table:table-cell office:value-type="float" office:value="4599840.13709" calcext:value-type="float">
            <text:p>4599840.13709</text:p>
          </table:table-cell>
          <table:table-cell/>
          <table:table-cell table:formula="of:=[.A44]/[.C44]*1000000000" office:value-type="float" office:value="20870.2905185597" calcext:value-type="float">
            <text:p>20870.2905185597</text:p>
          </table:table-cell>
          <table:table-cell table:formula="of:=[.A44]/[.B44]*1000" office:value-type="float" office:value="11.67583847328" calcext:value-type="float">
            <text:p>11.67583847328</text:p>
          </table:table-cell>
          <table:table-cell/>
          <table:table-cell table:formula="of:=([.A44]/[.B44]-[.C44]/1000000000)*1000" office:value-type="float" office:value="7.07599833618999" calcext:value-type="float">
            <text:p>7.07599833618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94.95546613" calcext:value-type="float">
            <text:p>8594.95546613</text:p>
          </table:table-cell>
          <table:table-cell office:value-type="float" office:value="5177246.10731" calcext:value-type="float">
            <text:p>5177246.10731</text:p>
          </table:table-cell>
          <table:table-cell/>
          <table:table-cell table:formula="of:=[.A45]/[.C45]*1000000000" office:value-type="float" office:value="23178.3456904949" calcext:value-type="float">
            <text:p>23178.3456904949</text:p>
          </table:table-cell>
          <table:table-cell table:formula="of:=[.A45]/[.B45]*1000" office:value-type="float" office:value="13.961677925253" calcext:value-type="float">
            <text:p>13.961677925253</text:p>
          </table:table-cell>
          <table:table-cell/>
          <table:table-cell table:formula="of:=([.A45]/[.B45]-[.C45]/1000000000)*1000" office:value-type="float" office:value="8.78443181794302" calcext:value-type="float">
            <text:p>8.784431817943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841.52897385" calcext:value-type="float">
            <text:p>8841.52897385</text:p>
          </table:table-cell>
          <table:table-cell office:value-type="float" office:value="7902029.43009" calcext:value-type="float">
            <text:p>7902029.43009</text:p>
          </table:table-cell>
          <table:table-cell/>
          <table:table-cell table:formula="of:=[.A46]/[.C46]*1000000000" office:value-type="float" office:value="18223.1667540575" calcext:value-type="float">
            <text:p>18223.1667540575</text:p>
          </table:table-cell>
          <table:table-cell table:formula="of:=[.A46]/[.B46]*1000" office:value-type="float" office:value="16.2867757857153" calcext:value-type="float">
            <text:p>16.2867757857153</text:p>
          </table:table-cell>
          <table:table-cell/>
          <table:table-cell table:formula="of:=([.A46]/[.B46]-[.C46]/1000000000)*1000" office:value-type="float" office:value="8.38474635562525" calcext:value-type="float">
            <text:p>8.384746355625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884.25855131" calcext:value-type="float">
            <text:p>8884.25855131</text:p>
          </table:table-cell>
          <table:table-cell office:value-type="float" office:value="7123327.77458" calcext:value-type="float">
            <text:p>7123327.77458</text:p>
          </table:table-cell>
          <table:table-cell/>
          <table:table-cell table:formula="of:=[.A47]/[.C47]*1000000000" office:value-type="float" office:value="23584.4826065028" calcext:value-type="float">
            <text:p>23584.4826065028</text:p>
          </table:table-cell>
          <table:table-cell table:formula="of:=[.A47]/[.B47]*1000" office:value-type="float" office:value="18.9098503864713" calcext:value-type="float">
            <text:p>18.9098503864713</text:p>
          </table:table-cell>
          <table:table-cell/>
          <table:table-cell table:formula="of:=([.A47]/[.B47]-[.C47]/1000000000)*1000" office:value-type="float" office:value="11.7865226118913" calcext:value-type="float">
            <text:p>11.78652261189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74.60207352" calcext:value-type="float">
            <text:p>9174.60207352</text:p>
          </table:table-cell>
          <table:table-cell office:value-type="float" office:value="7775876.67207" calcext:value-type="float">
            <text:p>7775876.67207</text:p>
          </table:table-cell>
          <table:table-cell/>
          <table:table-cell table:formula="of:=[.A48]/[.C48]*1000000000" office:value-type="float" office:value="24691.7496376506" calcext:value-type="float">
            <text:p>24691.7496376506</text:p>
          </table:table-cell>
          <table:table-cell table:formula="of:=[.A48]/[.B48]*1000" office:value-type="float" office:value="20.9273381517173" calcext:value-type="float">
            <text:p>20.9273381517173</text:p>
          </table:table-cell>
          <table:table-cell/>
          <table:table-cell table:formula="of:=([.A48]/[.B48]-[.C48]/1000000000)*1000" office:value-type="float" office:value="13.1514614796473" calcext:value-type="float">
            <text:p>13.151461479647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7.33333333" calcext:value-type="float">
            <text:p>2387.33333333</text:p>
          </table:table-cell>
          <table:table-cell office:value-type="float" office:value="2.88311111111" calcext:value-type="float">
            <text:p>2.88311111111</text:p>
          </table:table-cell>
          <table:table-cell/>
          <table:table-cell table:formula="of:=[.A54]/[.C54]*1000" office:value-type="float" office:value="2081.08524741871" calcext:value-type="float">
            <text:p>2081.08524741871</text:p>
          </table:table-cell>
          <table:table-cell table:formula="of:=[.A54]/[.B54]*1000" office:value-type="float" office:value="2.5132644512741" calcext:value-type="float">
            <text:p>2.51326445127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07.2" calcext:value-type="float">
            <text:p>5407.2</text:p>
          </table:table-cell>
          <table:table-cell office:value-type="float" office:value="4.87933333333" calcext:value-type="float">
            <text:p>4.87933333333</text:p>
          </table:table-cell>
          <table:table-cell/>
          <table:table-cell table:formula="of:=[.A55]/[.C55]*1000" office:value-type="float" office:value="4918.70474108821" calcext:value-type="float">
            <text:p>4918.70474108821</text:p>
          </table:table-cell>
          <table:table-cell table:formula="of:=[.A55]/[.B55]*1000" office:value-type="float" office:value="4.43852640923214" calcext:value-type="float">
            <text:p>4.4385264092321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02.46666667" calcext:value-type="float">
            <text:p>5802.46666667</text:p>
          </table:table-cell>
          <table:table-cell office:value-type="float" office:value="8.60288888889" calcext:value-type="float">
            <text:p>8.60288888889</text:p>
          </table:table-cell>
          <table:table-cell/>
          <table:table-cell table:formula="of:=[.A56]/[.C56]*1000" office:value-type="float" office:value="5579.52109110563" calcext:value-type="float">
            <text:p>5579.52109110563</text:p>
          </table:table-cell>
          <table:table-cell table:formula="of:=[.A56]/[.B56]*1000" office:value-type="float" office:value="8.27234394567352" calcext:value-type="float">
            <text:p>8.2723439456735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59.06666667" calcext:value-type="float">
            <text:p>6359.06666667</text:p>
          </table:table-cell>
          <table:table-cell office:value-type="float" office:value="11.9242222222" calcext:value-type="float">
            <text:p>11.9242222222</text:p>
          </table:table-cell>
          <table:table-cell/>
          <table:table-cell table:formula="of:=[.A57]/[.C57]*1000" office:value-type="float" office:value="6038.12967070955" calcext:value-type="float">
            <text:p>6038.12967070955</text:p>
          </table:table-cell>
          <table:table-cell table:formula="of:=[.A57]/[.B57]*1000" office:value-type="float" office:value="11.3224162874996" calcext:value-type="float">
            <text:p>11.32241628749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26.46666667" calcext:value-type="float">
            <text:p>6226.46666667</text:p>
          </table:table-cell>
          <table:table-cell office:value-type="float" office:value="15.6783333333" calcext:value-type="float">
            <text:p>15.6783333333</text:p>
          </table:table-cell>
          <table:table-cell/>
          <table:table-cell table:formula="of:=[.A58]/[.C58]*1000" office:value-type="float" office:value="6123.09981929653" calcext:value-type="float">
            <text:p>6123.09981929653</text:p>
          </table:table-cell>
          <table:table-cell table:formula="of:=[.A58]/[.B58]*1000" office:value-type="float" office:value="15.4180541130789" calcext:value-type="float">
            <text:p>15.418054113078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163.73333333" calcext:value-type="float">
            <text:p>6163.73333333</text:p>
          </table:table-cell>
          <table:table-cell office:value-type="float" office:value="19.7492222222" calcext:value-type="float">
            <text:p>19.7492222222</text:p>
          </table:table-cell>
          <table:table-cell/>
          <table:table-cell table:formula="of:=[.A59]/[.C59]*1000" office:value-type="float" office:value="6076.18865441236" calcext:value-type="float">
            <text:p>6076.18865441236</text:p>
          </table:table-cell>
          <table:table-cell table:formula="of:=[.A59]/[.B59]*1000" office:value-type="float" office:value="19.4687202561324" calcext:value-type="float">
            <text:p>19.468720256132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73.93333333" calcext:value-type="float">
            <text:p>6473.93333333</text:p>
          </table:table-cell>
          <table:table-cell office:value-type="float" office:value="22.5242222222" calcext:value-type="float">
            <text:p>22.5242222222</text:p>
          </table:table-cell>
          <table:table-cell/>
          <table:table-cell table:formula="of:=[.A60]/[.C60]*1000" office:value-type="float" office:value="6393.1175327365" calcext:value-type="float">
            <text:p>6393.1175327365</text:p>
          </table:table-cell>
          <table:table-cell table:formula="of:=[.A60]/[.B60]*1000" office:value-type="float" office:value="22.2430464735618" calcext:value-type="float">
            <text:p>22.243046473561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91.53333333" calcext:value-type="float">
            <text:p>6191.53333333</text:p>
          </table:table-cell>
          <table:table-cell office:value-type="float" office:value="27.6165555555" calcext:value-type="float">
            <text:p>27.6165555555</text:p>
          </table:table-cell>
          <table:table-cell/>
          <table:table-cell table:formula="of:=[.A61]/[.C61]*1000" office:value-type="float" office:value="6083.30751683991" calcext:value-type="float">
            <text:p>6083.30751683991</text:p>
          </table:table-cell>
          <table:table-cell table:formula="of:=[.A61]/[.B61]*1000" office:value-type="float" office:value="27.1338279155552" calcext:value-type="float">
            <text:p>27.133827915555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015.4" calcext:value-type="float">
            <text:p>6015.4</text:p>
          </table:table-cell>
          <table:table-cell office:value-type="float" office:value="32.6696666667" calcext:value-type="float">
            <text:p>32.6696666667</text:p>
          </table:table-cell>
          <table:table-cell/>
          <table:table-cell table:formula="of:=[.A62]/[.C62]*1000" office:value-type="float" office:value="5877.01129487509" calcext:value-type="float">
            <text:p>5877.01129487509</text:p>
          </table:table-cell>
          <table:table-cell table:formula="of:=[.A62]/[.B62]*1000" office:value-type="float" office:value="31.9180769358646" calcext:value-type="float">
            <text:p>31.918076935864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#Client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2.33333333" calcext:value-type="float">
            <text:p>2112.33333333</text:p>
          </table:table-cell>
          <table:table-cell office:value-type="float" office:value="3.20144444445" calcext:value-type="float">
            <text:p>3.20144444445</text:p>
          </table:table-cell>
          <table:table-cell/>
          <table:table-cell table:formula="of:=[.A66]/[.C66]*1000" office:value-type="float" office:value="1874.15402769258" calcext:value-type="float">
            <text:p>1874.15402769258</text:p>
          </table:table-cell>
          <table:table-cell table:formula="of:=[.A66]/[.B66]*1000" office:value-type="float" office:value="2.8404607858653" calcext:value-type="float">
            <text:p>2.840460785865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5.86666667" calcext:value-type="float">
            <text:p>5345.86666667</text:p>
          </table:table-cell>
          <table:table-cell office:value-type="float" office:value="4.93455555556" calcext:value-type="float">
            <text:p>4.93455555556</text:p>
          </table:table-cell>
          <table:table-cell/>
          <table:table-cell table:formula="of:=[.A67]/[.C67]*1000" office:value-type="float" office:value="4863.65990407344" calcext:value-type="float">
            <text:p>4863.65990407344</text:p>
          </table:table-cell>
          <table:table-cell table:formula="of:=[.A67]/[.B67]*1000" office:value-type="float" office:value="4.48944979298368" calcext:value-type="float">
            <text:p>4.4894497929836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72.86666667" calcext:value-type="float">
            <text:p>6572.86666667</text:p>
          </table:table-cell>
          <table:table-cell office:value-type="float" office:value="7.671" calcext:value-type="float">
            <text:p>7.671</text:p>
          </table:table-cell>
          <table:table-cell/>
          <table:table-cell table:formula="of:=[.A68]/[.C68]*1000" office:value-type="float" office:value="6257.33281188893" calcext:value-type="float">
            <text:p>6257.33281188893</text:p>
          </table:table-cell>
          <table:table-cell table:formula="of:=[.A68]/[.B68]*1000" office:value-type="float" office:value="7.30274968810803" calcext:value-type="float">
            <text:p>7.3027496881080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22.53333333" calcext:value-type="float">
            <text:p>7222.53333333</text:p>
          </table:table-cell>
          <table:table-cell office:value-type="float" office:value="10.352" calcext:value-type="float">
            <text:p>10.352</text:p>
          </table:table-cell>
          <table:table-cell/>
          <table:table-cell table:formula="of:=[.A69]/[.C69]*1000" office:value-type="float" office:value="6955.17774343122" calcext:value-type="float">
            <text:p>6955.17774343122</text:p>
          </table:table-cell>
          <table:table-cell table:formula="of:=[.A69]/[.B69]*1000" office:value-type="float" office:value="9.96880134394671" calcext:value-type="float">
            <text:p>9.9688013439467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21.66666667" calcext:value-type="float">
            <text:p>7121.66666667</text:p>
          </table:table-cell>
          <table:table-cell office:value-type="float" office:value="13.927" calcext:value-type="float">
            <text:p>13.927</text:p>
          </table:table-cell>
          <table:table-cell/>
          <table:table-cell table:formula="of:=[.A70]/[.C70]*1000" office:value-type="float" office:value="6893.08537373447" calcext:value-type="float">
            <text:p>6893.08537373447</text:p>
          </table:table-cell>
          <table:table-cell table:formula="of:=[.A70]/[.B70]*1000" office:value-type="float" office:value="13.4799906388891" calcext:value-type="float">
            <text:p>13.479990638889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13" calcext:value-type="float">
            <text:p>7813</text:p>
          </table:table-cell>
          <table:table-cell office:value-type="float" office:value="15.5561111111" calcext:value-type="float">
            <text:p>15.5561111111</text:p>
          </table:table-cell>
          <table:table-cell/>
          <table:table-cell table:formula="of:=[.A71]/[.C71]*1000" office:value-type="float" office:value="7714.01021392644" calcext:value-type="float">
            <text:p>7714.01021392644</text:p>
          </table:table-cell>
          <table:table-cell table:formula="of:=[.A71]/[.B71]*1000" office:value-type="float" office:value="15.3590170229105" calcext:value-type="float">
            <text:p>15.359017022910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99.26666667" calcext:value-type="float">
            <text:p>7899.26666667</text:p>
          </table:table-cell>
          <table:table-cell office:value-type="float" office:value="18.8863333333" calcext:value-type="float">
            <text:p>18.8863333333</text:p>
          </table:table-cell>
          <table:table-cell/>
          <table:table-cell table:formula="of:=[.A72]/[.C72]*1000" office:value-type="float" office:value="7624.56097002705" calcext:value-type="float">
            <text:p>7624.56097002705</text:p>
          </table:table-cell>
          <table:table-cell table:formula="of:=[.A72]/[.B72]*1000" office:value-type="float" office:value="18.229540294872" calcext:value-type="float">
            <text:p>18.22954029487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415.4" calcext:value-type="float">
            <text:p>7415.4</text:p>
          </table:table-cell>
          <table:table-cell office:value-type="float" office:value="23.157" calcext:value-type="float">
            <text:p>23.157</text:p>
          </table:table-cell>
          <table:table-cell/>
          <table:table-cell table:formula="of:=[.A73]/[.C73]*1000" office:value-type="float" office:value="7254.82575463143" calcext:value-type="float">
            <text:p>7254.82575463143</text:p>
          </table:table-cell>
          <table:table-cell table:formula="of:=[.A73]/[.B73]*1000" office:value-type="float" office:value="22.6555546565256" calcext:value-type="float">
            <text:p>22.655554656525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39.6" calcext:value-type="float">
            <text:p>7039.6</text:p>
          </table:table-cell>
          <table:table-cell office:value-type="float" office:value="28.4982222222" calcext:value-type="float">
            <text:p>28.4982222222</text:p>
          </table:table-cell>
          <table:table-cell/>
          <table:table-cell table:formula="of:=[.A74]/[.C74]*1000" office:value-type="float" office:value="6737.26236334956" calcext:value-type="float">
            <text:p>6737.26236334956</text:p>
          </table:table-cell>
          <table:table-cell table:formula="of:=[.A74]/[.B74]*1000" office:value-type="float" office:value="27.2742769475538" calcext:value-type="float">
            <text:p>27.274276947553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Through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23.26666667" calcext:value-type="float">
            <text:p>2123.26666667</text:p>
          </table:table-cell>
          <table:table-cell office:value-type="float" office:value="3.17477777778" calcext:value-type="float">
            <text:p>3.17477777778</text:p>
          </table:table-cell>
          <table:table-cell/>
          <table:table-cell table:formula="of:=[.A79]/[.C79]*1000" office:value-type="float" office:value="1889.89605571561" calcext:value-type="float">
            <text:p>1889.89605571561</text:p>
          </table:table-cell>
          <table:table-cell table:formula="of:=[.A79]/[.B79]*1000" office:value-type="float" office:value="2.82583440609937" calcext:value-type="float">
            <text:p>2.825834406099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26.73333333" calcext:value-type="float">
            <text:p>5426.73333333</text:p>
          </table:table-cell>
          <table:table-cell office:value-type="float" office:value="4.82111111111" calcext:value-type="float">
            <text:p>4.82111111111</text:p>
          </table:table-cell>
          <table:table-cell/>
          <table:table-cell table:formula="of:=[.A80]/[.C80]*1000" office:value-type="float" office:value="4978.10555427633" calcext:value-type="float">
            <text:p>4978.10555427633</text:p>
          </table:table-cell>
          <table:table-cell table:formula="of:=[.A80]/[.B80]*1000" office:value-type="float" office:value="4.42255009152493" calcext:value-type="float">
            <text:p>4.4225500915249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10.2" calcext:value-type="float">
            <text:p>7410.2</text:p>
          </table:table-cell>
          <table:table-cell office:value-type="float" office:value="6.902" calcext:value-type="float">
            <text:p>6.902</text:p>
          </table:table-cell>
          <table:table-cell/>
          <table:table-cell table:formula="of:=[.A81]/[.C81]*1000" office:value-type="float" office:value="6954.50594030716" calcext:value-type="float">
            <text:p>6954.50594030716</text:p>
          </table:table-cell>
          <table:table-cell table:formula="of:=[.A81]/[.B81]*1000" office:value-type="float" office:value="6.47755796064884" calcext:value-type="float">
            <text:p>6.4775579606488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64.4" calcext:value-type="float">
            <text:p>7364.4</text:p>
          </table:table-cell>
          <table:table-cell office:value-type="float" office:value="10.1804444444" calcext:value-type="float">
            <text:p>10.1804444444</text:p>
          </table:table-cell>
          <table:table-cell/>
          <table:table-cell table:formula="of:=[.A82]/[.C82]*1000" office:value-type="float" office:value="7072.38278183477" calcext:value-type="float">
            <text:p>7072.38278183477</text:p>
          </table:table-cell>
          <table:table-cell table:formula="of:=[.A82]/[.B82]*1000" office:value-type="float" office:value="9.77676389115203" calcext:value-type="float">
            <text:p>9.7767638911520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60.26666667" calcext:value-type="float">
            <text:p>8160.26666667</text:p>
          </table:table-cell>
          <table:table-cell office:value-type="float" office:value="11.9487777778" calcext:value-type="float">
            <text:p>11.9487777778</text:p>
          </table:table-cell>
          <table:table-cell/>
          <table:table-cell table:formula="of:=[.A83]/[.C83]*1000" office:value-type="float" office:value="8034.29453499096" calcext:value-type="float">
            <text:p>8034.29453499096</text:p>
          </table:table-cell>
          <table:table-cell table:formula="of:=[.A83]/[.B83]*1000" office:value-type="float" office:value="11.7643214273995" calcext:value-type="float">
            <text:p>11.764321427399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40.2" calcext:value-type="float">
            <text:p>7840.2</text:p>
          </table:table-cell>
          <table:table-cell office:value-type="float" office:value="15.5438888889" calcext:value-type="float">
            <text:p>15.5438888889</text:p>
          </table:table-cell>
          <table:table-cell/>
          <table:table-cell table:formula="of:=[.A84]/[.C84]*1000" office:value-type="float" office:value="7720.07577110853" calcext:value-type="float">
            <text:p>7720.07577110853</text:p>
          </table:table-cell>
          <table:table-cell table:formula="of:=[.A84]/[.B84]*1000" office:value-type="float" office:value="15.3057319966327" calcext:value-type="float">
            <text:p>15.305731996632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184.06666667" calcext:value-type="float">
            <text:p>8184.06666667</text:p>
          </table:table-cell>
          <table:table-cell office:value-type="float" office:value="17.8841111111" calcext:value-type="float">
            <text:p>17.8841111111</text:p>
          </table:table-cell>
          <table:table-cell/>
          <table:table-cell table:formula="of:=[.A85]/[.C85]*1000" office:value-type="float" office:value="8051.83993240931" calcext:value-type="float">
            <text:p>8051.83993240931</text:p>
          </table:table-cell>
          <table:table-cell table:formula="of:=[.A85]/[.B85]*1000" office:value-type="float" office:value="17.5951645880949" calcext:value-type="float">
            <text:p>17.595164588094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666.8" calcext:value-type="float">
            <text:p>8666.8</text:p>
          </table:table-cell>
          <table:table-cell office:value-type="float" office:value="19.8185555556" calcext:value-type="float">
            <text:p>19.8185555556</text:p>
          </table:table-cell>
          <table:table-cell/>
          <table:table-cell table:formula="of:=[.A86]/[.C86]*1000" office:value-type="float" office:value="8476.90436009245" calcext:value-type="float">
            <text:p>8476.90436009245</text:p>
          </table:table-cell>
          <table:table-cell table:formula="of:=[.A86]/[.B86]*1000" office:value-type="float" office:value="19.3843171643513" calcext:value-type="float">
            <text:p>19.384317164351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84.86666667" calcext:value-type="float">
            <text:p>8884.86666667</text:p>
          </table:table-cell>
          <table:table-cell office:value-type="float" office:value="22.2798888889" calcext:value-type="float">
            <text:p>22.2798888889</text:p>
          </table:table-cell>
          <table:table-cell/>
          <table:table-cell table:formula="of:=[.A87]/[.C87]*1000" office:value-type="float" office:value="8617.63723138026" calcext:value-type="float">
            <text:p>8617.63723138026</text:p>
          </table:table-cell>
          <table:table-cell table:formula="of:=[.A87]/[.B87]*1000" office:value-type="float" office:value="21.6097784247291" calcext:value-type="float">
            <text:p>21.60977842472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Through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8.4" calcext:value-type="float">
            <text:p>2228.4</text:p>
          </table:table-cell>
          <table:table-cell office:value-type="float" office:value="3.08533333333" calcext:value-type="float">
            <text:p>3.08533333333</text:p>
          </table:table-cell>
          <table:table-cell/>
          <table:table-cell table:formula="of:=[.A91]/[.C91]*1000" office:value-type="float" office:value="1944.68452895629" calcext:value-type="float">
            <text:p>1944.68452895629</text:p>
          </table:table-cell>
          <table:table-cell table:formula="of:=[.A91]/[.B91]*1000" office:value-type="float" office:value="2.69251480883145" calcext:value-type="float">
            <text:p>2.692514808831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27.86666667" calcext:value-type="float">
            <text:p>5727.86666667</text:p>
          </table:table-cell>
          <table:table-cell office:value-type="float" office:value="4.61633333334" calcext:value-type="float">
            <text:p>4.61633333334</text:p>
          </table:table-cell>
          <table:table-cell/>
          <table:table-cell table:formula="of:=[.A92]/[.C92]*1000" office:value-type="float" office:value="5198.9313307745" calcext:value-type="float">
            <text:p>5198.9313307745</text:p>
          </table:table-cell>
          <table:table-cell table:formula="of:=[.A92]/[.B92]*1000" office:value-type="float" office:value="4.19004166763415" calcext:value-type="float">
            <text:p>4.1900416676341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46.86666667" calcext:value-type="float">
            <text:p>7246.86666667</text:p>
          </table:table-cell>
          <table:table-cell office:value-type="float" office:value="7.02477777778" calcext:value-type="float">
            <text:p>7.02477777778</text:p>
          </table:table-cell>
          <table:table-cell/>
          <table:table-cell table:formula="of:=[.A93]/[.C93]*1000" office:value-type="float" office:value="6832.9563608159" calcext:value-type="float">
            <text:p>6832.9563608159</text:p>
          </table:table-cell>
          <table:table-cell table:formula="of:=[.A93]/[.B93]*1000" office:value-type="float" office:value="6.623552247865" calcext:value-type="float">
            <text:p>6.62355224786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44.86666667" calcext:value-type="float">
            <text:p>7844.86666667</text:p>
          </table:table-cell>
          <table:table-cell office:value-type="float" office:value="9.73277777778" calcext:value-type="float">
            <text:p>9.73277777778</text:p>
          </table:table-cell>
          <table:table-cell/>
          <table:table-cell table:formula="of:=[.A94]/[.C94]*1000" office:value-type="float" office:value="7397.68251612366" calcext:value-type="float">
            <text:p>7397.68251612366</text:p>
          </table:table-cell>
          <table:table-cell table:formula="of:=[.A94]/[.B94]*1000" office:value-type="float" office:value="9.1779762562316" calcext:value-type="float">
            <text:p>9.17797625623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11.06666667" calcext:value-type="float">
            <text:p>7811.06666667</text:p>
          </table:table-cell>
          <table:table-cell office:value-type="float" office:value="12.7814444445" calcext:value-type="float">
            <text:p>12.7814444445</text:p>
          </table:table-cell>
          <table:table-cell/>
          <table:table-cell table:formula="of:=[.A95]/[.C95]*1000" office:value-type="float" office:value="7510.88817988094" calcext:value-type="float">
            <text:p>7510.88817988094</text:p>
          </table:table-cell>
          <table:table-cell table:formula="of:=[.A95]/[.B95]*1000" office:value-type="float" office:value="12.290254852085" calcext:value-type="float">
            <text:p>12.29025485208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51.93333333" calcext:value-type="float">
            <text:p>8151.93333333</text:p>
          </table:table-cell>
          <table:table-cell office:value-type="float" office:value="15.0891111111" calcext:value-type="float">
            <text:p>15.0891111111</text:p>
          </table:table-cell>
          <table:table-cell/>
          <table:table-cell table:formula="of:=[.A96]/[.C96]*1000" office:value-type="float" office:value="7952.75474588589" calcext:value-type="float">
            <text:p>7952.75474588589</text:p>
          </table:table-cell>
          <table:table-cell table:formula="of:=[.A96]/[.B96]*1000" office:value-type="float" office:value="14.7204344163817" calcext:value-type="float">
            <text:p>14.720434416381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19.6" calcext:value-type="float">
            <text:p>8719.6</text:p>
          </table:table-cell>
          <table:table-cell office:value-type="float" office:value="16.9143333333" calcext:value-type="float">
            <text:p>16.9143333333</text:p>
          </table:table-cell>
          <table:table-cell/>
          <table:table-cell table:formula="of:=[.A97]/[.C97]*1000" office:value-type="float" office:value="8513.48954537279" calcext:value-type="float">
            <text:p>8513.48954537279</text:p>
          </table:table-cell>
          <table:table-cell table:formula="of:=[.A97]/[.B97]*1000" office:value-type="float" office:value="16.5145190146337" calcext:value-type="float">
            <text:p>16.514519014633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73.2" calcext:value-type="float">
            <text:p>8773.2</text:p>
          </table:table-cell>
          <table:table-cell office:value-type="float" office:value="19.3656666666" calcext:value-type="float">
            <text:p>19.3656666666</text:p>
          </table:table-cell>
          <table:table-cell/>
          <table:table-cell table:formula="of:=[.A98]/[.C98]*1000" office:value-type="float" office:value="8675.14673738291" calcext:value-type="float">
            <text:p>8675.14673738291</text:p>
          </table:table-cell>
          <table:table-cell table:formula="of:=[.A98]/[.B98]*1000" office:value-type="float" office:value="19.1492271919026" calcext:value-type="float">
            <text:p>19.149227191902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20.66666667" calcext:value-type="float">
            <text:p>9020.66666667</text:p>
          </table:table-cell>
          <table:table-cell office:value-type="float" office:value="21.6038888889" calcext:value-type="float">
            <text:p>21.6038888889</text:p>
          </table:table-cell>
          <table:table-cell/>
          <table:table-cell table:formula="of:=[.A99]/[.C99]*1000" office:value-type="float" office:value="8887.28881116626" calcext:value-type="float">
            <text:p>8887.28881116626</text:p>
          </table:table-cell>
          <table:table-cell table:formula="of:=[.A99]/[.B99]*1000" office:value-type="float" office:value="21.2844579114547" calcext:value-type="float">
            <text:p>21.28445791145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4:01:28.69276917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06:38.783387380</meta:creation-date>
    <dc:date>2017-12-16T14:02:32.186421347</dc:date>
    <meta:editing-duration>PT7M17S</meta:editing-duration>
    <meta:editing-cycles>4</meta:editing-cycles>
    <meta:generator>LibreOffice/5.3.1.2$Linux_X86_64 LibreOffice_project/30m0$Build-2</meta:generator>
    <meta:document-statistic meta:table-count="1" meta:cell-count="424" meta:object-count="0"/>
  </office:meta>
</office:document-meta>
</file>